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 style:list-style-name="L1">
      <style:text-properties fo:font-size="12pt" style:font-size-asian="10.5pt" style:font-size-complex="12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<text:s text:c="2"/>G.L.A.D.E. </text:span><text:span text:style-name="T1">Questions for Q&amp;A Session</text:span></text:p>
      <text:p text:style-name="P1"/>
      <text:list xml:id="list1727957425" text:style-name="L1">
        <text:list-item>
          <text:p text:style-name="P2">Should we have an entity for Manufacturer and Catalog IDs or should they just be attributes?</text:p>
        </text:list-item>
        <text:list-item>
          <text:p text:style-name="P2">Can you explain what an inventory position is?</text:p>
        </text:list-item>
        <text:list-item>
          <text:p text:style-name="P2">Is Allocation an entity or relationship?</text:p>
        </text:list-item>
        <text:list-item>
          <text:p text:style-name="P2">Can you explain in greater detail what the External Fulfiller Location ID is?</text:p>
        </text:list-item>
        <text:list-item>
          <text:p text:style-name="P2">What do you mean by store bins linking External Fulfiller Location IDs to the name of the bin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1:18:55</meta:creation-date>
    <meta:document-statistic meta:table-count="0" meta:image-count="0" meta:object-count="0" meta:page-count="1" meta:paragraph-count="6" meta:word-count="71" meta:character-count="398" meta:non-whitespace-character-count="336"/>
    <dc:date>2013-04-15T11:24:36</dc:date>
    <meta:editing-duration>PT5M42S</meta:editing-duration>
    <meta:editing-cycles>1</meta:editing-cycles>
    <meta:generator>LibreOffice/3.4$Unix LibreOffice_project/340m1$Build-502</meta:generator>
  </office:meta>
</office:document-meta>
</file>